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ntarell"/>
    </style:style>
    <style:style style:name="P2" style:family="paragraph" style:parent-style-name="Standard" style:list-style-name="L1">
      <style:text-properties style:font-name="Cantarell"/>
    </style:style>
    <style:style style:name="P3" style:family="paragraph" style:parent-style-name="Standard" style:list-style-name="L2">
      <style:text-properties style:font-name="Cantarell"/>
    </style:style>
    <style:style style:name="P4" style:family="paragraph" style:parent-style-name="Standard">
      <style:text-properties style:font-name="Cantarell" fo:font-weight="bold" style:font-weight-asian="bold" style:font-weight-complex="bold"/>
    </style:style>
    <style:style style:name="P5" style:family="paragraph" style:parent-style-name="Standard">
      <style:paragraph-properties fo:margin-left="3cm"/>
      <style:text-properties style:font-name="Cantarell" fo:font-weight="bold" style:font-weight-asian="bold" style:font-weight-complex="bold"/>
    </style:style>
    <style:style style:name="P6" style:family="paragraph" style:parent-style-name="Standard" style:list-style-name="L4">
      <style:paragraph-properties fo:text-align="justify" style:justify-single-word="false"/>
      <style:text-properties style:font-name="Cantarell"/>
    </style:style>
    <style:style style:name="P7" style:family="paragraph" style:parent-style-name="Standard">
      <style:text-properties style:font-name="Cantarell" fo:font-style="italic" style:font-style-asian="italic" style:font-style-complex="italic"/>
    </style:style>
    <style:style style:name="P8" style:family="paragraph" style:parent-style-name="Standard">
      <style:text-properties style:font-name="Cantarell" fo:font-style="italic" officeooo:paragraph-rsid="00156d78" style:font-style-asian="italic" style:font-style-complex="italic"/>
    </style:style>
    <style:style style:name="P9" style:family="paragraph" style:parent-style-name="Standard">
      <style:text-properties style:font-name="Cantarell" fo:font-style="italic" fo:font-weight="bold" officeooo:paragraph-rsid="00156d78" style:font-style-asian="italic" style:font-weight-asian="bold" style:font-style-complex="italic" style:font-weight-complex="bold"/>
    </style:style>
    <style:style style:name="P10" style:family="paragraph" style:parent-style-name="Standard">
      <style:text-properties style:font-name="Cantarell" officeooo:paragraph-rsid="00156d78"/>
    </style:style>
    <style:style style:name="P11" style:family="paragraph" style:parent-style-name="Standard">
      <style:paragraph-properties fo:margin-left="3cm"/>
      <style:text-properties style:font-name="Cantarell"/>
    </style:style>
    <style:style style:name="P12" style:family="paragraph" style:parent-style-name="Standard" style:list-style-name="L6">
      <style:text-properties style:font-name="Cantarell"/>
    </style:style>
    <style:style style:name="T1" style:family="text">
      <style:text-properties officeooo:rsid="00156d78"/>
    </style:style>
    <style:style style:name="T2" style:family="text">
      <style:text-properties fo:font-weight="bold" style:font-weight-asian="bold" style:font-weight-complex="bold"/>
    </style:style>
    <style:style style:name="T3" style:family="text">
      <style:text-properties fo:color="#158466" loext:opacity="100%" fo:font-weight="bold" style:font-weight-asian="bold" style:font-weight-complex="bold"/>
    </style:style>
    <style:style style:name="T4" style:family="text">
      <style:text-properties fo:color="#158466" loext:opacity="100%" fo:font-weight="bold" officeooo:rsid="00156d78"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1) Object of the Game</text:span></text:p>
      <text:p text:style-name="P11">Flic Flac is a timed <text:span text:style-name="T1">(</text:span><text:span text:style-name="T3">N seconds</text:span><text:span text:style-name="T1">)</text:span> turn based game.</text:p>
      <text:p text:style-name="P11">The first player to score <text:span text:style-name="T4">11</text:span> points with a lead of 2 points is the winner.</text:p>
      <text:p text:style-name="P11"/>
      <text:p text:style-name="P5">2) Scoring Points</text:p>
      <text:list text:style-name="L6">
        <text:list-item>
          <text:p text:style-name="P12"><text:span text:style-name="T4">1</text:span> point for capturing a piece (thus forcing it back to it's home position)</text:p>
        </text:list-item>
        <text:list-item>
          <text:p text:style-name="P12"><text:span text:style-name="T4">6</text:span> points for forming a "Hexagonal Rainbow Ring" of your pieces, but each piece must be on its own colo<text:span text:style-name="T1">u</text:span>r, surrounding a black hexagon.</text:p>
          <text:p text:style-name="P12"/>
        </text:list-item>
      </text:list>
      <text:p text:style-name="P4">3) Movement</text:p>
      <text:p text:style-name="P1">All 6 pieces may move once in each timed turn (and successful capture(s) lead to an additional limited turn)</text:p>
      <text:p text:style-name="P10"><text:span text:style-name="T1"><text:s/>A piece may not directly pass through, or land on another piece. There are two ways a </text:span>piece <text:span text:style-name="T1">can </text:span>move.</text:p>
      <text:list text:style-name="L4">
        <text:list-item>
          <text:p text:style-name="P6">Up to 3 colo<text:span text:style-name="T1">u</text:span>red hexagons</text:p>
        </text:list-item>
        <text:list-item>
          <text:p text:style-name="P6">Onto an adjacent black hexagon, which causes the piece to flip over.</text:p>
        </text:list-item>
      </text:list>
      <text:p text:style-name="P1">An additional turn is chained onto the end of the current turn, when an opponents piece(s) is captured. This turn is limited to the captor(s).</text:p>
      <text:p text:style-name="P1">A piece returns to its home position when it is captured.</text:p>
      <text:p text:style-name="P1">All six pieces return to their home positions when successfully forming a "Hexagonal Rainbow Ring", <text:span text:style-name="T1">but gain </text:span>an additional turn.</text:p>
      <text:p text:style-name="P7">&gt;&gt; A piece may retract its movement, returning to it's former position, and then later during the turn make the same or different move. This allows a piece to "step aside" for another piece to gain position. <text:span text:style-name="T1">This is an “indirect pass through”.</text:span></text:p>
      <text:p text:style-name="P7"/>
      <text:p text:style-name="P4">4) Capture</text:p>
      <text:p text:style-name="P1">Each block has a body colo<text:span text:style-name="T1">u</text:span>r, two colo<text:span text:style-name="T1">u</text:span>rs on the top and two different colours on the bottom.</text:p>
      <text:p text:style-name="P1">A block is said to be "flying" a colo<text:span text:style-name="T1">u</text:span>r if that colo<text:span text:style-name="T1">u</text:span>r is one of the two colo<text:span text:style-name="T1">u</text:span>rs shown on the current top face.</text:p>
      <text:p text:style-name="P1">A block is said to be "empowered" if it stands on a hexagon of it's own body colo<text:span text:style-name="T1">u</text:span>r</text:p>
      <text:p text:style-name="P1">A block is said to be attacking (or defending) if it is adjacent to a cylinder. More than one block may be adjacent to a cylinder to form a melee.</text:p>
      <text:p text:style-name="P1">A cylinder is captured at the end of a block turn when one or more blocks are adjacent and the combined attacking block strength is greater than the cylinder's strength. The block(s) strength is calculated according to the following criteria:</text:p>
      <text:list text:style-name="L1">
        <text:list-item>
          <text:p text:style-name="P2">+1 for each block flying the target cylinder(s) colo<text:span text:style-name="T1">u</text:span>r and standing on a black hexagon</text:p>
        </text:list-item>
        <text:list-item>
          <text:p text:style-name="P2">+2 for each non-empowered block flying the target cylinder(s) colo<text:span text:style-name="T1">u</text:span>r and standing on a colo<text:span text:style-name="T1">u</text:span>red hexagon</text:p>
        </text:list-item>
        <text:list-item>
          <text:p text:style-name="P2">+3 for each empowered block flying the target cylinder(s) colo<text:span text:style-name="T1">u</text:span>r</text:p>
        </text:list-item>
        <text:list-item>
          <text:p text:style-name="P2">+1 if the count of blocks in a me lee, flying the correct colo<text:span text:style-name="T1">u</text:span>r(s), exceeds the count of connected cylinders under attack</text:p>
        </text:list-item>
      </text:list>
      <text:p text:style-name="P8">The rules in this section apply in reverse, for cylinders attacking blocks.</text:p>
      <text:p text:style-name="P10"/>
      <text:p text:style-name="P4">5) Random Events</text:p>
      <text:p text:style-name="P1">If configured, random events may occur at the end of any turn with a probability of &lt;P&gt; in 100 (e.g. 1 in 100). Such events might include</text:p>
      <text:list text:style-name="L2">
        <text:list-item>
          <text:p text:style-name="P3">"Windy Flip" ... all pieces on the board are flipped</text:p>
        </text:list-item>
        <text:list-item>
          <text:p text:style-name="P3">"Blue Recall" ... both blue pieces are returned home (blue is just an example)</text:p>
        </text:list-item>
        <text:list-item>
          <text:p text:style-name="P3">"Yellow Sink Holes" ... all pieces on a yellow hexagon are returned home (yellow is just an example)</text:p>
        </text:list-item>
        <text:list-item>
          <text:p text:style-name="P3">"Cylinder Power" ... all cylinders gain +1 attacking or defending for that turn (cylinder is just an example)</text:p>
        </text:list-item>
      </text:list>
      <text:p text:style-name="P8">&gt;&gt; <text:span text:style-name="T1">P</text:span>arameters in <text:span text:style-name="T3">Green</text:span> are configurable <text:span text:style-name="T1">from the configuration screen</text:span>, <text:span text:style-name="T1">default parameters given here.</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5cm" style:num-format="1" style:print-orientation="landscape" fo:margin-top="1cm" fo:margin-bottom="1cm" fo:margin-left="2cm" fo:margin-right="1cm" style:writing-mode="lr-tb" style:footnote-max-height="0cm" loext:margin-gutter="1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3:06:21.426702246</meta:creation-date>
    <dc:date>2024-07-19T15:36:21.873493030</dc:date>
    <meta:editing-duration>PT2H30M</meta:editing-duration>
    <meta:editing-cycles>2</meta:editing-cycles>
    <meta:generator>LibreOffice/7.6.7.2$Linux_X86_64 LibreOffice_project/60$Build-2</meta:generator>
    <meta:document-statistic meta:table-count="0" meta:image-count="0" meta:object-count="0" meta:page-count="1" meta:paragraph-count="34" meta:word-count="553" meta:character-count="2994" meta:non-whitespace-character-count="2486"/>
  </office:meta>
</office:document-meta>
</file>